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WW8Num2">
      <style:paragraph-properties fo:margin-top="0in" fo:margin-bottom="0.139in" style:contextual-spacing="true" fo:line-height="15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line-height="150%" style:text-autospace="none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" style:font-size-complex="12pt"/>
    </style:style>
    <style:style style:name="P7" style:family="paragraph" style:parent-style-name="Standard">
      <style:paragraph-properties fo:margin-left="0.25in" fo:margin-right="0in" fo:margin-top="0in" fo:margin-bottom="0.139in" style:contextual-spacing="true" fo:line-height="150%"/>
      <style:text-properties style:font-name="Times New Roman" fo:font-size="16pt" fo:font-weight="bold" style:font-size-asian="16pt" style:font-weight-asian="bold" style:font-name-complex="Times New Roman" style:font-size-complex="12pt"/>
    </style:style>
    <style:style style:name="P8" style:family="paragraph" style:parent-style-name="Standard">
      <style:paragraph-properties fo:margin-right="0in" fo:text-align="justify" style:justify-single-word="false" fo:text-indent="0.5in" style:auto-text-indent="false"/>
      <style:text-properties style:font-name="Times New Roman" fo:font-size="14pt" style:font-size-asian="14pt" style:font-name-complex="Times New Roman" style:font-size-complex="16pt"/>
    </style:style>
    <style:style style:name="P9" style:family="paragraph" style:parent-style-name="Standard" style:list-style-name="WW8Num2">
      <style:paragraph-properties fo:margin-top="0in" fo:margin-bottom="0.139in" style:contextual-spacing="true" fo:line-height="150%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margin-right="0in" fo:text-align="justify" style:justify-single-word="false" fo:text-indent="0.5in" style:auto-text-indent="false"/>
    </style:style>
    <style:style style:name="P13" style:family="paragraph" style:parent-style-name="Standard" style:list-style-name="WW8Num1"/>
    <style:style style:name="P14" style:family="paragraph" style:parent-style-name="Standard">
      <style:paragraph-properties fo:text-align="center" style:justify-single-word="false"/>
      <style:text-properties fo:color="#000000" loext:opacity="100%"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15" style:family="paragraph" style:parent-style-name="Standard">
      <style:paragraph-properties fo:line-height="100%"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 style:font-size-complex="18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/>
    </style:style>
    <style:style style:name="T4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5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/>
    </style:style>
    <style:style style:name="T6" style:family="text">
      <style:text-properties style:font-name="Times New Roman" fo:font-size="18pt" style:font-size-asian="18pt" style:font-name-complex="Times New Roman"/>
    </style:style>
    <style:style style:name="T7" style:family="text">
      <style:text-properties style:font-name="Times New Roman" fo:font-size="18pt" style:font-size-asian="18pt" style:font-name-complex="Times New Roman" style:font-size-complex="18pt"/>
    </style:style>
    <style:style style:name="T8" style:family="text">
      <style:text-properties style:font-name="Times New Roman" fo:font-size="16pt" style:font-size-asian="16pt" style:font-name-complex="Times New Roman" style:font-size-complex="16pt"/>
    </style:style>
    <style:style style:name="T9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10" style:family="text">
      <style:text-properties style:font-name="Times New Roman" fo:font-size="16pt" fo:font-weight="bold" style:font-size-asian="16pt" style:font-weight-asian="bold" style:font-name-complex="Times New Roman" style:font-size-complex="12pt"/>
    </style:style>
    <style:style style:name="T11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" style:font-size-complex="12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3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4" style:family="text">
      <style:text-properties style:font-name="Times New Roman" style:font-name-complex="Times New Roman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style:font-size-asian="12pt" style:font-name-complex="Times New Roman" style:font-size-complex="12pt"/>
    </style:style>
    <style:style style:name="T18" style:family="text">
      <style:text-properties style:font-name="Times New Roman" fo:font-size="10pt" fo:font-weight="bold" style:font-size-asian="10pt" style:font-weight-asian="bold" style:font-name-complex="Times New Roman" style:font-size-complex="12pt"/>
    </style:style>
    <style:style style:name="T19" style:family="text">
      <style:text-properties style:font-name="Times New Roman" fo:font-size="10pt" style:font-size-asian="10pt" style:font-name-complex="Times New Roman" style:font-size-complex="12pt"/>
    </style:style>
    <style:style style:name="T20" style:family="text">
      <style:text-properties style:text-position="super 58%" style:font-name="Times New Roman" fo:font-size="16pt" style:font-size-asian="16pt" style:font-name-complex="Times New Roman" style:font-size-complex="16pt"/>
    </style:style>
    <style:style style:name="T21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ICE</text:p>
      <text:p text:style-name="P12"><text:span text:style-name="T8">All the students of III</text:span><text:span text:style-name="T20">h</text:span><text:span text:style-name="T8"> sem are here by informed that the final submission of the </text:span><text:span text:style-name="T9">“Project Synopsis” is on 28-09-2024 </text:span><text:span text:style-name="T8">without fail. The synopsis should contains </text:span></text:p>
      <text:p text:style-name="P8"/>
      <text:p text:style-name="P6">TABLE OF CONTENTS<text:span text:style-name="T11"/></text:p>
      <text:list text:style-name="WW8Num2">
        <text:list-item>
          <text:p text:style-name="P9" loext:marker-style-name="T12">TITLE OF THE PROJECT</text:p>
        </text:list-item>
        <text:list-item>
          <text:p text:style-name="P9" loext:marker-style-name="T12">INTRODUCTION</text:p>
        </text:list-item>
        <text:list-item>
          <text:p text:style-name="P9" loext:marker-style-name="T12">PROBLEM STATEMENT<text:span text:style-name="T12"/></text:p>
        </text:list-item>
        <text:list-item>
          <text:p text:style-name="P9" loext:marker-style-name="T12">HARDWARE AND SOFTWARE REQUIREMENTS<text:span text:style-name="T12"/></text:p>
        </text:list-item>
        <text:list-item>
          <text:p text:style-name="P2" loext:marker-style-name="T12"><text:span text:style-name="T12">OBJECTIVE OF THE PROPOSED WORK</text:span></text:p>
        </text:list-item>
        <text:list-item>
          <text:p text:style-name="P9" loext:marker-style-name="T12">PROPOSED METHODOLOGY </text:p>
        </text:list-item>
        <text:list-item>
          <text:p text:style-name="P2" loext:marker-style-name="T12"><text:span text:style-name="T12">EXPECTED OUTCOME OF THE PROPOSED WORK</text:span></text:p>
        </text:list-item>
        <text:list-item>
          <text:p text:style-name="P9" loext:marker-style-name="T12">APPLICATION<text:span text:style-name="T12"/></text:p>
        </text:list-item>
        <text:list-item>
          <text:p text:style-name="P9" loext:marker-style-name="T12"><text:span text:style-name="T21"><text:s/></text:span>CONCLUSION</text:p>
        </text:list-item>
        <text:list-item>
          <text:p text:style-name="P2" loext:marker-style-name="T12"><text:span text:style-name="T13"><text:s/></text:span><text:span text:style-name="T12">REFERENCES</text:span></text:p>
        </text:list-item>
      </text:list>
      <text:p text:style-name="P7"/>
      <text:p text:style-name="Standard"><text:span text:style-name="T3">Note:</text:span><text:span text:style-name="T6"> </text:span></text:p>
      <text:list text:style-name="WW8Num1">
        <text:list-item>
          <text:p text:style-name="P13" loext:marker-style-name="T4"><text:span text:style-name="T5"><text:s/></text:span><text:span text:style-name="T7">Late submission of synopsis will not be entertained.</text:span></text:p>
        </text:list-item>
      </text:list>
      <text:p text:style-name="P10"/>
      <text:p text:style-name="P10"/>
      <text:p text:style-name="Standard"/>
      <text:p text:style-name="Standard"><text:span text:style-name="T9">HOD-ISE <text:s text:c="60"/>Project Coordinator</text:span><text:span text:style-name="T9"/></text:p>
      <text:p text:style-name="P14"><text:soft-page-break/>Format for Synopsis Presentation</text:p>
      <text:p text:style-name="P11"/>
      <text:p text:style-name="P1"><text:span text:style-name="T15">TITLE <text:s/>( Font :</text:span><text:span text:style-name="T17">Times New Roman , size 16) </text:span></text:p>
      <text:p text:style-name="P3"><text:span text:style-name="T15">ABSTRACT: (Font :</text:span><text:span text:style-name="T17">Times New Roman , size 14)</text:span></text:p>
      <text:p text:style-name="P1"><text:span text:style-name="T15">Content</text:span><text:span text:style-name="T17"> : </text:span><text:span text:style-name="T15">(Font :</text:span><text:span text:style-name="T17">Times New Roman , size 12)</text:span></text:p>
      <text:p text:style-name="P3"><text:span text:style-name="T15">INTRODUCTION: (Font :</text:span><text:span text:style-name="T17">Times New Roman , size 14)</text:span></text:p>
      <text:p text:style-name="P3"><text:span text:style-name="T15">Content</text:span><text:span text:style-name="T17">: </text:span><text:span text:style-name="T15">(Font :</text:span><text:span text:style-name="T17">Times New Roman , size 12)</text:span></text:p>
      <text:p text:style-name="P3"><text:span text:style-name="T15">PROBLEM STATEMENT (Font :</text:span><text:span text:style-name="T17">Times New Roman , size 14)</text:span></text:p>
      <text:p text:style-name="P3"><text:span text:style-name="T15">Content</text:span><text:span text:style-name="T17">: </text:span><text:span text:style-name="T15">(Font :</text:span><text:span text:style-name="T17">Times New Roman , size 12)</text:span></text:p>
      <text:p text:style-name="P1"><text:span text:style-name="T16"><text:s/></text:span><text:span text:style-name="T15">LITERATURE SURVEY (Font :</text:span><text:span text:style-name="T17">Times New Roman , size 14)</text:span></text:p>
      <text:p text:style-name="P3"><text:span text:style-name="T15">Content</text:span><text:span text:style-name="T17">: </text:span><text:span text:style-name="T15">(Font :</text:span><text:span text:style-name="T17">Times New Roman , size 12)</text:span></text:p>
      <text:p text:style-name="P3"><text:span text:style-name="T15">OBJECTIVE OF THE PROPOSED WORK(Font :</text:span><text:span text:style-name="T17">Times New Roman , size 14)</text:span></text:p>
      <text:p text:style-name="P3"><text:span text:style-name="T15">Content</text:span><text:span text:style-name="T17">: </text:span><text:span text:style-name="T15">(Font :</text:span><text:span text:style-name="T17">Times New Roman , size 12)</text:span></text:p>
      <text:p text:style-name="P3"><text:span text:style-name="T15">METHODOLOGY OF THE PROPOSED WORK (Font :</text:span><text:span text:style-name="T17">Times New Roman , size 14)</text:span></text:p>
      <text:p text:style-name="P4"><text:span text:style-name="T15">Content</text:span><text:span text:style-name="T17">: </text:span><text:span text:style-name="T15">(Font :</text:span><text:span text:style-name="T17">Times New Roman , size 12)</text:span></text:p>
      <text:p text:style-name="P3"><text:span text:style-name="T15">EXPECTED OUTCOME OF THE PROPOSED WORK </text:span><text:span text:style-name="T18">(Font :</text:span><text:span text:style-name="T19">Times New Roman , size </text:span><text:span text:style-name="T15">Content</text:span><text:span text:style-name="T17">: </text:span><text:span text:style-name="T15">(Font :</text:span><text:span text:style-name="T17">Times New Roman , size 12)</text:span></text:p>
      <text:p text:style-name="P3"><text:span text:style-name="T15">SUMMARY (Font :</text:span><text:span text:style-name="T17">Times New Roman , size 14)</text:span></text:p>
      <text:p text:style-name="P4"><text:span text:style-name="T15">Content</text:span><text:span text:style-name="T17">: </text:span><text:span text:style-name="T15">(Font :</text:span><text:span text:style-name="T17">Times New Roman , size 12)</text:span></text:p>
      <text:p text:style-name="P3"><text:span text:style-name="T16"><text:s/></text:span><text:span text:style-name="T15">REFERENCES</text:span><text:span text:style-name="T12"> </text:span><text:span text:style-name="T15">(Font :</text:span><text:span text:style-name="T17">Times New Roman , size 14)</text:span></text:p>
      <text:p text:style-name="P15"><text:span text:style-name="T15">[1] (Font :</text:span><text:span text:style-name="T17">Times New Roman &amp; italic , size 8)</text:span></text:p>
      <text:p text:style-name="P15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Windows User</meta:initial-creator>
    <meta:creation-date>2023-10-05T15:18:00</meta:creation-date>
    <dc:date>2024-09-27T22:58:33.211328506</dc:date>
    <meta:editing-cycles>5</meta:editing-cycles>
    <meta:editing-duration>PT1H17M41S</meta:editing-duration>
    <meta:document-statistic meta:table-count="0" meta:image-count="0" meta:object-count="0" meta:page-count="2" meta:paragraph-count="35" meta:word-count="254" meta:character-count="1489" meta:non-whitespace-character-count="1211"/>
    <meta:generator>LibreOffice/24.2.6.2$Linux_X86_64 LibreOffice_project/8e9a753d9daaea75c34b417ba1bdf556bf2fc5b3</meta:generator>
  </office:meta>
</office:document-meta>
</file>